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7.049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Qty</text:p>
          </table:table-cell>
          <table:table-cell office:value-type="string">
            <text:p>Farnell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IC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SP430F2618TPN</text:p>
          </table:table-cell>
        </table:table-row>
        <table:table-row table:style-name="ro1">
          <table:table-cell office:value-type="string">
            <text:p>IC3</text:p>
          </table:table-cell>
          <table:table-cell office:value-type="float" office:value="2">
            <text:p>2</text:p>
          </table:table-cell>
          <table:table-cell office:value-type="float" office:value="1271000">
            <text:p>1271000</text:p>
          </table:table-cell>
          <table:table-cell office:value-type="string">
            <text:p>L6228PD Bipolar stepper Driver</text:p>
          </table:table-cell>
        </table:table-row>
        <table:table-row table:style-name="ro1">
          <table:table-cell office:value-type="string">
            <text:p>D1, D2</text:p>
          </table:table-cell>
          <table:table-cell office:value-type="float" office:value="4">
            <text:p>4</text:p>
          </table:table-cell>
          <table:table-cell office:value-type="float" office:value="1466524">
            <text:p>1466524</text:p>
          </table:table-cell>
          <table:table-cell office:value-type="string">
            <text:p>Diode 1N4148W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9">06/29/2010</text:date>, <text:time>22:0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ff Gough</meta:initial-creator>
    <meta:creation-date>2010-06-29T21:49:01</meta:creation-date>
    <dc:date>2010-06-29T22:02:18</dc:date>
    <dc:creator>Jeff Gough</dc:creator>
    <meta:editing-duration>PT00H13M22S</meta:editing-duration>
    <meta:editing-cycles>2</meta:editing-cycles>
    <meta:generator>OpenOffice.org/3.1$Linux OpenOffice.org_project/310m11$Build-9399</meta:generator>
    <meta:document-statistic meta:table-count="3" meta:cell-count="15" meta:object-count="0"/>
  </office:meta>
</office:document-meta>
</file>